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cm" fo:margin-bottom="0cm" fo:text-align="justify" style:justify-single-word="false"/>
    </style:style>
    <style:style style:name="P2" style:family="paragraph" style:parent-style-name="Standard">
      <style:paragraph-properties loext:contextual-spacing="false" fo:margin-top="0cm" fo:margin-bottom="0cm" fo:text-align="justify" style:justify-single-word="false"/>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 style:family="paragraph" style:parent-style-name="Text_20_body" style:master-page-name="Standard">
      <style:paragraph-properties loext:contextual-spacing="false" fo:margin-top="0cm" fo:margin-bottom="0cm" fo:text-align="justify" style:justify-single-word="false" style:page-number="1"/>
      <style:text-properties fo:font-variant="normal" fo:text-transform="none" fo:color="#000000" style:text-line-through-style="none" style:font-name="Arial1" fo:font-size="11pt"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710182fb-7fff-cda3-94c4-a35dc88eaebd"/>W myśl dewizy “Equestria Times uczy i bawi”, dziś zajmiemy się tworzeniem gry RPG o kucykach. Skorzystamy w tym celu z programu RPG Maker VX Ace, którego kompletnie nie znam, więc będę się go uczył w trakcie pisania tej serii artykułów. </text:p>
      <text:p text:style-name="P3">O wyborze RPG Makera zdecydowała prostota, brak wymaganej umiejętności programowania i masa darmowej zawartości, w tym przede wszystkim postacie kucyków. </text:p>
      <text:p text:style-name="P3">RPG Maker VX Ace, bo z tej wersji będziemy korzystać, często pojawia się w różnych bundlach i można go dostać za od kilkunastu do kilkudziesięciu złotych. Ja kupiłem go za 17 ojro na Humble Bundle, wraz z kilkoma pakietami dodatkowej zawartości. Jest to wersja steamowa, co znakomicie ułatwia życie, bo assety pobiera się po prostu przez ich zasubskrybowanie w steamowym Warsztacie. </text:p>
      <text:p text:style-name="P3">Nie tracąc więcej czasu - przejdźmy do konkretów.</text:p>
      <text:p text:style-name="P3">RPG Makera instaluje się tak samo, jak gry na Steamie, tylko aby go znaleźć, trzeba w bibliotece, w polu wyszukiwania w lewym górnym rogu, zamiast “gry” wybrać “programy”. Po zainstalowaniu trzeba jeszcze zrobić jedną rzecz. Wchodzimy do Warsztatu i wpisujemy w wyszukiwarkę “MLP Character Sprites”. Na pierwszym miejscu wyskoczy pakiet o nazwie “MLP Character Sprites”, autorstwa niejakiego “ZEkA10000”, który zasubskrybowujemy. </text:p>
      <text:p text:style-name="P3">Teraz wreszcie czas uruchomić RPG Makera. Robi się to tak samo, jak z Batelfidem czy Minikraftem… a nie, tych akurat nie ma na Steamie. Więc robi się to tak samo, jak z dowolną grą ze Steama.</text:p>
      <text:p text:style-name="P3">Naszym oczom ukaże się puste okno z niebieskim tłem. Z górnego menu wybieramy File -&gt; New Project. W okienku, które wyskoczy, trzeba wpisać nazwę folderu w strukturze katalogów RPG Makera, tytuł gry i lokację na dysku. Na to pierwsze proponuję coś łatwego do zapamiętania, zaś na to drugie coś, co z grubsza sugeruje to, o czym jest gra i jednocześnie dobrze brzmi z punktu widzenia marketingowego, np.: “Super Pony Slasher 3000”. Lokację na dysku zostawiamy domyślną i klikamy “OK”.</text:p>
      <text:p text:style-name="P3">Teraz trzeba zaimportować do projektu sprite’y (czyli dwuwymiarowe obrazki postaci) z pakietu, który wcześniej zasubskrybowaliśmy. </text:p>
      <text:p text:style-name="P3">Klikamy na ikonę zębatki w górnej części ekranu albo wciskamy na klawiaturze kombinację Ctrl+M, co powoduje wywołanie okna opcji projektu. </text:p>
      <text:p text:style-name="P3">W dolnej części tego okna znajduje się tabelka “Projects”, w której, jeśli niczego do tej pory nie schrzaniliście, widać dwie pozycje. Pierwsza to nasza gra z tytułem takim, jaki jej wcześniej nadaliśmy, a druga to “MLP Character Sprites”. Zaznaczamy tę drugą i klikamy “Import Resources” (nie wiem, czemu w nazwach opcji wszystkie wyrazy są wielką literą, ale tak jest) . W oknie Resource Managera, które właśnie się otwarło, wybieramy “Graphics/Characters” i klikamy “Import”. </text:p>
      <text:p text:style-name="P3">Teraz na ekranie powinniście mieć okno windowsowego eksploratora plików otwarte na folderze wypełnionym takimi dziwnymi obrazkami z kucykami, gdzie każdy kucyk narysowany jest od przodu, od tyłu i z boku. To są właśnie sprite’y, które stanowią zawartość zasubskrybowanego pakietu. Każdy fragment takiego obrazka to jedna klatka animacji, zaś silnik gry wyświetla je po kolei, co sprawia, że kucyki na ekranie ruszają się jak żywe! </text:p>
      <text:p text:style-name="P3"><text:soft-page-break/>Sprite’ów tych jest całkiem sporo, bo pakiet od ZEkA10000 zawiera prawie 1200 postaci, ale nie polecam importować ich wszystkich, bo zrobi się w projekcie straszny bałagan. Do naszej gry potrzebna będzie trójka Cutie Mark Crusaders, Button, Mama Buttona i jeden OC płci męskiej. Mimo obfitości postaci nie udało mi się znaleźć Mamy Buttona, więc zamiast niej użyję jakiegoś zawartego w pakiecie OC, Orion Blaze. To brązowa, dorosła klacz z bujną grzywą, więc ujdzie. Po zaznaczeniu wszystkich potrzebnych sprite’ów klikamy “Otwórz” (Tak, będzie po polsku, bo to okienko systemowe). Dla każdego importowanego pliku wyświetli się okienko z opcjami importu (teraz wyobraźcie sobie, że zaznaczyliście wszystkie kilkaset), w którym niczego nie zmieniając, klikamy “OK”. Po tej operacji środowisko jest gotowe do pracy. </text:p>
      <text:p text:style-name="P3">Uff… to było ciężkie, czas na przerwę. Pełnoletni mogą teraz otworzyć piwo. </text:p>
      <text:p text:style-name="P3">Wracamy, mam nadzieję, że ciągle mam Waszą uwagę. Zanim jednak rzucimy się w wir kodowania, czas na kilka słów o architekturze RPG Makera po to, abyście mniej więcej rozumieli co robicie, a nie tylko bezmyślnie klikali. </text:p>
      <text:p text:style-name="P3">Środowisko to składa się z czterech elementów: RGSS3 (Ruby Game Scripting System 3), bazy danych, edytora mapy i zdarzeń. </text:p>
      <text:p text:style-name="P3">RGSS3 to najniższy poziom środowiska, do jakiego użytkownik ma dostęp i jest to język skryptowy oparty na języku programowania Ruby. To na tym poziomie odbywa się interpretacja tego wszystkiego, co twórca gry wyprodukuje w edytorze mapy. Skrypty RGSS3 kontrolują wszystkie aspekty gry: od bitew, przez statystyki postaci, do rysowania mapy. Twórcy RPG Makera obiecują, że choć można je edytować czy pisać swoje własne, w większości przypadków nie jest to potrzebne. Bardzo na to liczę. </text:p>
      <text:p text:style-name="P3">Baza danych (Database) zawiera wszystkie tzw. assety, czyli np. sprite’y postaci, na które chwilę wcześniej mieliście okazję rzucić okiem, ale też definicje umiejętności, przedmiotów czy “klocki”, z których składa się mapa gry, z angielskiego “tiles”. Proponuję Wam teraz otworzyć okno bazy danych (Tools -&gt; Database, lub F9) i zapoznać się z poszczególnymi zakładkami.</text:p>
      <text:p text:style-name="P3">Edytor mapy to jest to, co widać w głównym oknie po otwarciu projektu. Mapy w RPG Makerze buduje się z obrazków o rozmiarach 32x32 piksele. Zestaw takich obrazków nazywa się “tileset”. W bazie danych zdefiniowane jest, jakie klocki wchodzą w skład tilesetu naszej mapy, po których z nich postać może chodzić, a które są niedostępne (np. ocean), a także opcje, jak drabiny czy portale. Obecnie macie zapewne wczytany któryś z domyślnych tilesetów dołączonych do RPG Makera, ale nic nie stoi na przeszkodzie ściągnąć z Internetu jakiś inny i zaimportować go tak, jak zrobiliśmy to z postaciami kucyków.  </text:p>
      <text:p text:style-name="P3">W edytorze zaś, korzystając z tilesetu, rysuje się mapę, mniej więcej tak jak w Paincie. Możecie sobie teraz pomazać dla treningu. Kliknijcie na któryś z obrazków w lewej części okna jak na pędzel w Paincie, a potem przeciągnijcie po mapie (to ten niebieski prostokąt w centralnej części ekranu) kursorem myszki. Widzicie, jak ładnie? </text:p>
      <text:p text:style-name="P3">Ostatnim elementem środowiska są zdarzenia. Kontrolują one przebieg gry i interakcje z postaciami na mapie. </text:p>
      <text:p text:style-name="P3"><text:soft-page-break/>Aby przejść do edycji zdarzeń, trzeba wybrać z menu Mode -&gt; Events lub wcisnąć F6. W tym trybie wystarczy kliknąć dwukrotnie na dowolnym polu mapy, aby otworzyć okno edycji zdarzeń. Zdarzenia związane z mapą pozwalają na tworzenie w grze sklepów, portali czy skrzynek z lootem. </text:p>
      <text:p text:style-name="P3">Oprócz zdarzeń mapy są jeszcze zdarzenia walki, które definiuje się w zakładce “Troops” edytora bazy danych i które opisują rzeczy mające się wydarzyć, jeśli w trakcie walki zostaną spełnione określone warunki oraz zdarzenia ogólne, które mogą być wywołane niezależnie od lokalizacji postaci gracza. Te ostatnie definiuje się w zakładce Common Events bazy danych. </text:p>
      <text:p text:style-name="P3">To by było na tyle, jeśli chodzi o wstęp do RPG Makera. W kolejnym odcinku zbudujemy sobie Ponyville, umieścimy w nim postacie, i - korzystając z eventów - stworzymy zalążek pierwszego ques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zh" style:country-asian="CN" style:font-size-complex="11pt" style:language-complex="hi" style:country-complex="IN"/>
    </style:default-style>
    <style:default-style style:family="paragraph">
      <style:paragraph-properties loext:contextual-spacing="true" fo:margin-top="0cm" fo:margin-bottom="0cm"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PL"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cm" fo:margin-bottom="0.564cm"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document-statistic meta:table-count="0" meta:image-count="0" meta:object-count="0" meta:page-count="3" meta:paragraph-count="23" meta:word-count="1086" meta:character-count="7073"/>
    <dc:date>2018-12-17T23:30:01.39</dc:date>
    <dc:creator>Michał </dc:creator>
    <meta:editing-duration>PT8S</meta:editing-duration>
    <meta:editing-cycles>1</meta:editing-cycles>
  </office:meta>
</office:document-meta>
</file>